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text:style-name="WW_CharLFO1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number text:level="1" style:num-suffix="."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fo:color="#C00000" fo:font-size="36pt" style:font-size-asian="36pt" style:font-size-complex="36pt"/>
    </style:style>
    <style:style style:name="P3"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4" style:parent-style-name="Normal" style:family="paragraph">
      <style:text-properties fo:font-size="18pt" style:font-size-asian="18pt" style:font-size-complex="18pt"/>
    </style:style>
    <style:style style:name="P5" style:parent-style-name="Paragraphedeliste" style:list-style-name="LFO1" style:family="paragraph">
      <style:text-properties fo:font-weight="bold" style:font-weight-asian="bold" fo:font-size="18pt" style:font-size-asian="18pt" style:font-size-complex="18pt"/>
    </style:style>
    <style:style style:name="P6" style:parent-style-name="Paragraphedeliste" style:family="paragraph">
      <style:paragraph-properties fo:margin-left="0.3916in">
        <style:tab-stops/>
      </style:paragraph-properties>
      <style:text-properties fo:font-size="18pt" style:font-size-asian="18pt" style:font-size-complex="18pt"/>
    </style:style>
    <style:style style:name="P7" style:parent-style-name="Paragraphedeliste" style:family="paragraph">
      <style:paragraph-properties fo:line-height="150%" fo:margin-left="0.3916in">
        <style:tab-stops/>
      </style:paragraph-properties>
      <style:text-properties fo:font-size="12pt" style:font-size-asian="12pt" style:font-size-complex="12pt"/>
    </style:style>
    <style:style style:name="P8" style:parent-style-name="Paragraphedeliste" style:family="paragraph">
      <style:paragraph-properties fo:line-height="150%" fo:margin-left="0.3916in">
        <style:tab-stops/>
      </style:paragraph-properties>
      <style:text-properties fo:font-size="12pt" style:font-size-asian="12pt" style:font-size-complex="12pt"/>
    </style:style>
    <style:style style:name="P9" style:parent-style-name="Paragraphedeliste" style:family="paragraph">
      <style:paragraph-properties fo:line-height="150%" fo:margin-left="0.3916in">
        <style:tab-stops/>
      </style:paragraph-properties>
      <style:text-properties fo:font-size="12pt" style:font-size-asian="12pt" style:font-size-complex="12pt"/>
    </style:style>
    <style:style style:name="P10" style:parent-style-name="Paragraphedeliste" style:family="paragraph">
      <style:paragraph-properties fo:line-height="150%" fo:margin-left="0.3916in">
        <style:tab-stops/>
      </style:paragraph-properties>
      <style:text-properties fo:font-size="12pt" style:font-size-asian="12pt" style:font-size-complex="12pt"/>
    </style:style>
    <style:style style:name="P11" style:parent-style-name="Paragraphedeliste" style:family="paragraph">
      <style:paragraph-properties fo:line-height="150%" fo:margin-left="0.3916in">
        <style:tab-stops/>
      </style:paragraph-properties>
      <style:text-properties fo:font-size="12pt" style:font-size-asian="12pt" style:font-size-complex="12pt"/>
    </style:style>
    <style:style style:name="P12" style:parent-style-name="Paragraphedeliste" style:family="paragraph">
      <style:paragraph-properties fo:line-height="150%" fo:margin-left="0.3916in">
        <style:tab-stops/>
      </style:paragraph-properties>
      <style:text-properties fo:font-size="12pt" style:font-size-asian="12pt" style:font-size-complex="12pt"/>
    </style:style>
    <style:style style:name="P13" style:parent-style-name="Paragraphedeliste" style:family="paragraph">
      <style:paragraph-properties fo:line-height="150%" fo:margin-left="0.3916in">
        <style:tab-stops/>
      </style:paragraph-properties>
      <style:text-properties fo:font-size="12pt" style:font-size-asian="12pt" style:font-size-complex="12pt"/>
    </style:style>
    <style:style style:name="P14" style:parent-style-name="Paragraphedeliste" style:family="paragraph">
      <style:paragraph-properties fo:line-height="150%" fo:margin-left="0.3916in">
        <style:tab-stops/>
      </style:paragraph-properties>
      <style:text-properties fo:font-size="12pt" style:font-size-asian="12pt" style:font-size-complex="12pt"/>
    </style:style>
    <style:style style:name="P15" style:parent-style-name="Paragraphedeliste" style:family="paragraph">
      <style:paragraph-properties fo:line-height="150%" fo:margin-left="0.3916in">
        <style:tab-stops/>
      </style:paragraph-properties>
      <style:text-properties fo:font-size="12pt" style:font-size-asian="12pt" style:font-size-complex="12pt"/>
    </style:style>
    <style:style style:name="P16" style:parent-style-name="Paragraphedeliste" style:family="paragraph">
      <style:paragraph-properties fo:line-height="150%" fo:margin-left="0.3916in">
        <style:tab-stops/>
      </style:paragraph-properties>
      <style:text-properties fo:font-size="12pt" style:font-size-asian="12pt" style:font-size-complex="12pt"/>
    </style:style>
    <style:style style:name="P17" style:parent-style-name="Paragraphedeliste" style:family="paragraph">
      <style:paragraph-properties fo:line-height="150%" fo:margin-left="0.3916in">
        <style:tab-stops/>
      </style:paragraph-properties>
      <style:text-properties fo:font-size="12pt" style:font-size-asian="12pt" style:font-size-complex="12pt"/>
    </style:style>
    <style:style style:name="P18" style:parent-style-name="Paragraphedeliste" style:family="paragraph">
      <style:paragraph-properties fo:line-height="150%" fo:margin-left="0.3916in">
        <style:tab-stops/>
      </style:paragraph-properties>
      <style:text-properties fo:font-size="12pt" style:font-size-asian="12pt" style:font-size-complex="12pt"/>
    </style:style>
    <style:style style:name="P19" style:parent-style-name="Paragraphedeliste" style:family="paragraph">
      <style:paragraph-properties fo:line-height="150%" fo:margin-left="0.3916in">
        <style:tab-stops/>
      </style:paragraph-properties>
      <style:text-properties fo:font-size="12pt" style:font-size-asian="12pt" style:font-size-complex="12pt"/>
    </style:style>
    <style:style style:name="P20" style:parent-style-name="Paragraphedeliste" style:family="paragraph">
      <style:paragraph-properties fo:line-height="150%" fo:margin-left="0.3916in">
        <style:tab-stops/>
      </style:paragraph-properties>
      <style:text-properties fo:font-size="12pt" style:font-size-asian="12pt" style:font-size-complex="12pt"/>
    </style:style>
    <style:style style:name="P21" style:parent-style-name="Paragraphedeliste" style:family="paragraph">
      <style:paragraph-properties fo:line-height="150%" fo:margin-left="0.3916in">
        <style:tab-stops/>
      </style:paragraph-properties>
      <style:text-properties fo:font-size="12pt" style:font-size-asian="12pt" style:font-size-complex="12pt"/>
    </style:style>
    <style:style style:name="P22" style:parent-style-name="Paragraphedeliste" style:family="paragraph">
      <style:paragraph-properties fo:line-height="150%" fo:margin-left="0.3916in">
        <style:tab-stops/>
      </style:paragraph-properties>
      <style:text-properties fo:font-size="12pt" style:font-size-asian="12pt" style:font-size-complex="12pt"/>
    </style:style>
    <style:style style:name="P23" style:parent-style-name="Paragraphedeliste" style:family="paragraph">
      <style:paragraph-properties fo:margin-left="0.3916in">
        <style:tab-stops/>
      </style:paragraph-properties>
    </style:style>
    <style:style style:name="P24" style:parent-style-name="Paragraphedeliste" style:family="paragraph">
      <style:paragraph-properties fo:margin-left="0.3916in">
        <style:tab-stops/>
      </style:paragraph-properties>
    </style:style>
    <style:style style:name="P25" style:parent-style-name="Paragraphedeliste" style:list-style-name="LFO1" style:family="paragraph">
      <style:text-properties fo:font-weight="bold" style:font-weight-asian="bold" fo:font-size="18pt" style:font-size-asian="18pt" style:font-size-complex="18pt"/>
    </style:style>
    <style:style style:name="P26" style:parent-style-name="Paragraphedeliste" style:family="paragraph">
      <style:text-properties fo:font-size="18pt" style:font-size-asian="18pt" style:font-size-complex="18pt"/>
    </style:style>
    <style:style style:name="P27" style:parent-style-name="Paragraphedeliste" style:family="paragraph">
      <style:paragraph-properties fo:line-height="150%"/>
    </style:style>
    <style:style style:name="T28" style:parent-style-name="Policepardéfaut" style:family="text">
      <style:text-properties fo:font-size="12pt" style:font-size-asian="12pt" style:font-size-complex="12pt"/>
    </style:style>
    <style:style style:name="T29" style:parent-style-name="Policepardéfaut" style:family="text">
      <style:text-properties fo:font-size="12pt" style:font-size-asian="12pt" style:font-size-complex="12pt"/>
    </style:style>
    <style:style style:name="P30" style:parent-style-name="Paragraphedeliste" style:family="paragraph">
      <style:paragraph-properties fo:line-height="150%"/>
      <style:text-properties fo:font-size="18pt" style:font-size-asian="18pt" style:font-size-complex="18pt"/>
    </style:style>
    <style:style style:name="P31" style:parent-style-name="Paragraphedeliste" style:family="paragraph">
      <style:text-properties fo:font-size="18pt" style:font-size-asian="18pt" style:font-size-complex="18pt"/>
    </style:style>
    <style:style style:name="P32" style:parent-style-name="Paragraphedeliste" style:list-style-name="LFO1" style:family="paragraph">
      <style:text-properties fo:font-weight="bold" style:font-weight-asian="bold" fo:font-size="18pt" style:font-size-asian="18pt" style:font-size-complex="18pt"/>
    </style:style>
    <style:style style:name="P33" style:parent-style-name="Paragraphedeliste" style:family="paragraph">
      <style:text-properties fo:font-size="18pt" style:font-size-asian="18pt" style:font-size-complex="18pt"/>
    </style:style>
    <style:style style:name="P34" style:parent-style-name="Paragraphedeliste" style:family="paragraph">
      <style:paragraph-properties fo:line-height="150%"/>
      <style:text-properties fo:font-size="12pt" style:font-size-asian="12pt" style:font-size-complex="12pt"/>
    </style:style>
    <style:style style:name="P35" style:parent-style-name="Paragraphedeliste" style:family="paragraph">
      <style:paragraph-properties fo:line-height="150%"/>
      <style:text-properties fo:font-size="12pt" style:font-size-asian="12pt" style:font-size-complex="12pt"/>
    </style:style>
    <style:style style:name="P36" style:parent-style-name="Paragraphedeliste" style:family="paragraph">
      <style:paragraph-properties fo:line-height="150%"/>
      <style:text-properties fo:font-size="12pt" style:font-size-asian="12pt" style:font-size-complex="12pt"/>
    </style:style>
    <style:style style:name="P37" style:parent-style-name="Paragraphedeliste" style:family="paragraph">
      <style:paragraph-properties fo:line-height="150%"/>
      <style:text-properties fo:font-size="12pt" style:font-size-asian="12pt" style:font-size-complex="12pt"/>
    </style:style>
    <style:style style:name="P38" style:parent-style-name="Paragraphedeliste" style:family="paragraph">
      <style:paragraph-properties fo:line-height="150%"/>
      <style:text-properties fo:font-size="12pt" style:font-size-asian="12pt" style:font-size-complex="12pt"/>
    </style:style>
    <style:style style:name="P39" style:parent-style-name="Paragraphedeliste" style:family="paragraph">
      <style:paragraph-properties fo:line-height="150%"/>
      <style:text-properties fo:font-size="12pt" style:font-size-asian="12pt" style:font-size-complex="12pt"/>
    </style:style>
    <style:style style:name="P40" style:parent-style-name="Paragraphedeliste" style:family="paragraph">
      <style:paragraph-properties fo:line-height="150%"/>
      <style:text-properties fo:font-size="12pt" style:font-size-asian="12pt" style:font-size-complex="12pt"/>
    </style:style>
    <style:style style:name="P41" style:parent-style-name="Paragraphedeliste" style:family="paragraph">
      <style:paragraph-properties fo:line-height="150%"/>
      <style:text-properties fo:font-size="12pt" style:font-size-asian="12pt" style:font-size-complex="12pt"/>
    </style:style>
    <style:style style:name="P42" style:parent-style-name="Paragraphedeliste" style:family="paragraph">
      <style:paragraph-properties fo:line-height="150%"/>
      <style:text-properties fo:font-size="12pt" style:font-size-asian="12pt" style:font-size-complex="12pt"/>
    </style:style>
    <style:style style:name="P43" style:parent-style-name="Paragraphedeliste" style:family="paragraph">
      <style:paragraph-properties fo:line-height="150%"/>
      <style:text-properties fo:font-size="12pt" style:font-size-asian="12pt" style:font-size-complex="12pt"/>
    </style:style>
    <style:style style:name="P44" style:parent-style-name="Paragraphedeliste" style:family="paragraph">
      <style:paragraph-properties fo:line-height="150%"/>
      <style:text-properties fo:font-size="12pt" style:font-size-asian="12pt" style:font-size-complex="12pt"/>
    </style:style>
    <style:style style:name="P45" style:parent-style-name="Paragraphedeliste" style:family="paragraph">
      <style:paragraph-properties fo:line-height="150%"/>
      <style:text-properties fo:font-size="12pt" style:font-size-asian="12pt" style:font-size-complex="12pt"/>
    </style:style>
    <style:style style:name="P46" style:parent-style-name="Paragraphedeliste" style:family="paragraph">
      <style:paragraph-properties fo:line-height="150%"/>
      <style:text-properties fo:font-size="12pt" style:font-size-asian="12pt" style:font-size-complex="12pt"/>
    </style:style>
    <style:style style:name="P47" style:parent-style-name="Paragraphedeliste" style:family="paragraph">
      <style:paragraph-properties fo:line-height="150%"/>
      <style:text-properties fo:font-size="12pt" style:font-size-asian="12pt" style:font-size-complex="12pt"/>
    </style:style>
    <style:style style:name="P48" style:parent-style-name="Paragraphedeliste" style:family="paragraph">
      <style:paragraph-properties fo:line-height="150%"/>
      <style:text-properties fo:font-size="12pt" style:font-size-asian="12pt" style:font-size-complex="12pt"/>
    </style:style>
    <style:style style:name="P49" style:parent-style-name="Paragraphedeliste" style:family="paragraph">
      <style:paragraph-properties fo:line-height="150%"/>
      <style:text-properties fo:font-size="12pt" style:font-size-asian="12pt" style:font-size-complex="12pt"/>
    </style:style>
    <style:style style:name="P50" style:parent-style-name="Paragraphedeliste" style:family="paragraph">
      <style:text-properties fo:font-size="12pt" style:font-size-asian="12pt" style:font-size-complex="12pt"/>
    </style:style>
    <style:style style:name="P51" style:parent-style-name="Paragraphedeliste" style:list-style-name="LFO1" style:family="paragraph">
      <style:text-properties fo:font-weight="bold" style:font-weight-asian="bold" fo:font-size="18pt" style:font-size-asian="18pt" style:font-size-complex="18pt"/>
    </style:style>
    <style:style style:name="P52" style:parent-style-name="Paragraphedeliste" style:family="paragraph">
      <style:text-properties fo:font-size="12pt" style:font-size-asian="12pt" style:font-size-complex="12pt"/>
    </style:style>
    <style:style style:name="P53" style:parent-style-name="Paragraphedeliste" style:family="paragraph">
      <style:paragraph-properties fo:line-height="150%"/>
      <style:text-properties fo:font-size="12pt" style:font-size-asian="12pt" style:font-size-complex="12pt"/>
    </style:style>
    <style:style style:name="P54" style:parent-style-name="Paragraphedeliste" style:family="paragraph">
      <style:paragraph-properties fo:line-height="150%"/>
      <style:text-properties fo:font-size="12pt" style:font-size-asian="12pt" style:font-size-complex="12pt"/>
    </style:style>
    <style:style style:name="P55" style:parent-style-name="Paragraphedeliste" style:family="paragraph">
      <style:paragraph-properties fo:line-height="150%"/>
      <style:text-properties fo:font-size="12pt" style:font-size-asian="12pt" style:font-size-complex="12pt"/>
    </style:style>
    <style:style style:name="P56" style:parent-style-name="Paragraphedeliste" style:family="paragraph">
      <style:paragraph-properties fo:line-height="150%"/>
      <style:text-properties fo:font-size="12pt" style:font-size-asian="12pt" style:font-size-complex="12pt"/>
    </style:style>
    <style:style style:name="P57" style:parent-style-name="Paragraphedeliste" style:family="paragraph">
      <style:text-properties fo:font-size="12pt" style:font-size-asian="12pt" style:font-size-complex="12pt"/>
    </style:style>
    <style:style style:name="P58" style:parent-style-name="Paragraphedeliste" style:family="paragraph">
      <style:text-properties fo:font-size="12pt" style:font-size-asian="12pt" style:font-size-complex="12pt"/>
    </style:style>
    <style:style style:name="P59" style:parent-style-name="Paragraphedeliste" style:family="paragraph">
      <style:text-properties fo:font-size="12pt" style:font-size-asian="12pt" style:font-size-complex="12pt"/>
    </style:style>
    <style:style style:name="P60" style:parent-style-name="Paragraphedeliste" style:family="paragraph">
      <style:text-properties fo:font-size="12pt" style:font-size-asian="12pt" style:font-size-complex="12pt"/>
    </style:style>
    <style:style style:name="P61" style:parent-style-name="Paragraphedeliste" style:family="paragraph">
      <style:text-properties fo:font-size="12pt" style:font-size-asian="12pt" style:font-size-complex="12pt"/>
    </style:style>
    <style:style style:name="P62" style:parent-style-name="Paragraphedeliste" style:family="paragraph">
      <style:text-properties fo:font-size="12pt" style:font-size-asian="12pt" style:font-size-complex="12pt"/>
    </style:style>
    <style:style style:name="P63"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64" style:parent-style-name="Paragraphedeliste" style:family="paragraph">
      <style:text-properties fo:font-size="12pt" style:font-size-asian="12pt" style:font-size-complex="12pt"/>
    </style:style>
    <style:style style:name="P65" style:parent-style-name="Paragraphedeliste" style:family="paragraph">
      <style:text-properties fo:font-size="18pt" style:font-size-asian="18pt" style:font-size-complex="18pt"/>
    </style:style>
    <style:style style:name="P66" style:parent-style-name="Paragraphedeliste" style:list-style-name="LFO2"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67" style:parent-style-name="Paragraphedeliste" style:family="paragraph">
      <style:text-properties fo:font-size="18pt" style:font-size-asian="18pt" style:font-size-complex="18pt"/>
    </style:style>
    <style:style style:name="P68" style:parent-style-name="Paragraphedeliste" style:family="paragraph">
      <style:paragraph-properties fo:line-height="150%"/>
      <style:text-properties fo:font-size="12pt" style:font-size-asian="12pt" style:font-size-complex="12pt"/>
    </style:style>
    <style:style style:name="P69" style:parent-style-name="Paragraphedeliste" style:family="paragraph">
      <style:paragraph-properties fo:line-height="150%"/>
      <style:text-properties fo:font-size="12pt" style:font-size-asian="12pt" style:font-size-complex="12pt"/>
    </style:style>
    <style:style style:name="P70" style:parent-style-name="Paragraphedeliste" style:family="paragraph">
      <style:paragraph-properties fo:line-height="150%"/>
      <style:text-properties fo:font-size="12pt" style:font-size-asian="12pt" style:font-size-complex="12pt"/>
    </style:style>
    <style:style style:name="P71" style:parent-style-name="Paragraphedeliste" style:family="paragraph">
      <style:paragraph-properties fo:line-height="150%"/>
      <style:text-properties fo:font-size="12pt" style:font-size-asian="12pt" style:font-size-complex="12pt"/>
    </style:style>
    <style:style style:name="P72" style:parent-style-name="Paragraphedeliste" style:family="paragraph">
      <style:text-properties fo:font-size="12pt" style:font-size-asian="12pt" style:font-size-complex="12pt"/>
    </style:style>
    <style:style style:name="P73" style:parent-style-name="Paragraphedeliste" style:family="paragraph">
      <style:text-properties fo:font-size="12pt" style:font-size-asian="12pt" style:font-size-complex="12pt"/>
    </style:style>
  </office:automatic-styles>
  <office:body>
    <office:text text:use-soft-page-breaks="true">
      <text:p text:style-name="P1"/>
      <text:p text:style-name="Normal"/>
      <text:p text:style-name="P2">Rapport final : La sonde de température</text:p>
      <text:p text:style-name="Normal"/>
      <text:p text:style-name="Normal"/>
      <text:p text:style-name="P3">Partie 1 : Les éléments techniques</text:p>
      <text:p text:style-name="P4"/>
      <text:list text:style-name="LFO1" text:continue-numbering="true">
        <text:list-item>
          <text:list>
            <text:list-item>
              <text:p text:style-name="P5">Descriptif de la carte et éléments techniques.</text:p>
            </text:list-item>
          </text:list>
        </text:list-item>
      </text:list>
      <text:p text:style-name="P6"/>
      <text:p text:style-name="P7">Le microcontroleur que nous avons utilisés est un modèle 18F458. L’avantage de la famille des PIC18 est que<text:s/>leur palette d’instructions étendue nous permet de faire fonctionner du code C compilé de manière bien plus efficace que ses familles précédentes.</text:p>
      <text:p text:style-name="P8"/>
      <text:p text:style-name="P9">Tout d’abord, pour les membres de la famille des PIC 18F, il y a quatre choix possibles pour cadencer la puce, nous avons fait le choix d’uitiliser un cristal externe connecté aux pattes OSC1 et OSC2. Sa valeur a été mise à 20 Mhz. Deux condensateurs en série et reliés à la masse permettent de définir la fréquence de celui-ci.. La consommation du PIC augmente proportionnellement avec sa fréquence de fonctionnement, nous avons donc utilisés pour ces deux condensateurs des valeurs recommandées de 15pF. <text:s/></text:p>
      <text:p text:style-name="P10"/>
      <text:p text:style-name="P11">Ensuite, sur notre patte MCLR, nous avons mis en place un bouton poussoir avec une résistance pull-up sur notre<text:s/>alimentation de 5V. Le circuit RC mis en place<text:s/>nous donne<text:s/><text:soft-page-break/>une constante de temps de 10ms.( t = R.C) Ceci va permettre de limiter la vitesse à laquelle la broche peut changer d’état fiable.</text:p>
      <text:p text:style-name="P12"/>
      <text:p text:style-name="P13">De plus, la carte dispose d’une sonde de température LM35<text:s/>ainsi qu’un amplificateur opérationnels LM741. La sonde est alimenté à 5V sur sa broche 1 et réliée à la terre sur sa broche 3. Tandis que sa broche 2 envoie une tension en sortie<text:s/>de 0 à 1v<text:s/>proportionnelle à la valeur de la température de la sonde allant de 0 à 100°( 1° &gt;&gt; 0.01V). C’est justement cette tension qui va être amplifié par notre LM741. Dans ce cas-ci notre but est d’obtenir une tension multipliée par 5, pour cela deux résistances d’une valeur de 1K Ohm et 4K Ohm nous permettent d’obtenir notre gain de 5.<text:s/>Gain = 1 +(R2/R1) soit Gain = 1 +(4000/1000) = 5.</text:p>
      <text:p text:style-name="P14">Désormais 1° correspond à 0.05V.</text:p>
      <text:p text:style-name="P15"/>
      <text:p text:style-name="P16">Nous arrivons à la partie la plus intéressante de ce fameux PIC 18f458, la conversion analogique numérique (CAN). Nous disposons de 8 pattes analogiques sur notre puce<text:s/>mais seulement trois pattes nous interessent. Les pattes AN0, AN2(VREF-) et AN3(VREF+).</text:p>
      <text:p text:style-name="P17">Nous avons donc tout d’abord définis la tension de référence pour notre CAN qui se trouve entre 0 et 5V, pour cela nous mettons AN3 à 5V et AN2 à 0V. Le microcontroleur<text:s/>sait <text:s/>maintenant dans quel gamme de tension il doit travailler. L’ampli-op LM741 nous as <text:s/>permis d’amplifier la tension de sortie de notre LM35 en vue d’être interpreté correctement par notre PIC.(0-1 à 0-5V) <text:s/>La patte AN0 recoit la tension de sortie amplifié de notre sonde.</text:p>
      <text:p text:style-name="P18">La conversion est donc effectué correctement<text:s/>et<text:s/>nos deux décodeur vont recevoir un bit correspondant à la valeur des dizanes pour l’un et la valeur des unités pour l’autre et l’affichés sur nos deux afficheur 7 segments<text:s/>grace à des instructions données par notre code C</text:p>
      <text:p text:style-name="P19"/>
      <text:soft-page-break/>
      <text:p text:style-name="P20">D’autre part, notre patte B0 est reliée à une LED rouge et notre patte B1 à une LED verte.<text:s/>Egalement grace à notre code C, au délà de 30° sur notre sonde, la LED rouge sera allumée dans le cas contraire ce sera la LED verte.</text:p>
      <text:p text:style-name="P21"/>
      <text:p text:style-name="P22">Finalement, un port série est connecté à notre MAX232. Celle-ci est en communication avec notre PIC afin de recevoir les données de notre code JAVA.</text:p>
      <text:p text:style-name="P23"/>
      <text:p text:style-name="P24"/>
      <text:list text:style-name="LFO1" text:continue-numbering="true">
        <text:list-item>
          <text:list>
            <text:list-item>
              <text:p text:style-name="P25">Comment utiliser notre carte ?</text:p>
            </text:list-item>
          </text:list>
        </text:list-item>
      </text:list>
      <text:p text:style-name="P26"/>
      <text:p text:style-name="P27"><text:span text:style-name="T28">Notre carte est configurée correctement et il suffira de charger le code C<text:s/></text:span><text:span text:style-name="T29">dans la puce et également de connecter un PC au port série pour faire fonctionner le code JAVA.</text:span></text:p>
      <text:p text:style-name="P30"/>
      <text:p text:style-name="P31"/>
      <text:list text:style-name="LFO1" text:continue-numbering="true">
        <text:list-item>
          <text:list>
            <text:list-item>
              <text:p text:style-name="P32">Les tests effectués, leurs résultats, les problèmes rencontrés et les solutions apportées</text:p>
            </text:list-item>
          </text:list>
        </text:list-item>
      </text:list>
      <text:p text:style-name="P33"/>
      <text:p text:style-name="P34">Nous voulions d’abord charger un fichier .hex très basique sur Proteus dans notre PIC afin de visualiser quelque chose sur notre shéma protéus.</text:p>
      <text:p text:style-name="P35">Le premier test effectué fut d’allumer la patte 0 du port D afin d’afficher « 1 » sur notre premier afficheur 7 segments.<text:s/></text:p>
      <text:p text:style-name="P36">output_high(PIN_D0) bref rien de très compliqué ….</text:p>
      <text:p text:style-name="P37"/>
      <text:p text:style-name="P38">Ensuite pareil avec la LED verte..</text:p>
      <text:p text:style-name="P39">Output_high(PIN_B1) elle s’allume également sur le shéma.</text:p>
      <text:soft-page-break/>
      <text:p text:style-name="P40">Après avoir tout souder correctement et placer tout les composants, nous décidons de charger un simple code C dans celle-ci pour allumer une LED.<text:s/>Malheureusement ça ne marche pas, en effet nous avions oubliés de relier la patte de notre alimentation à la terre sur notre fichier BRD. <text:s/>Après avoir relier un fil allant de l’alim à la terre , cela marchait.</text:p>
      <text:p text:style-name="P41"/>
      <text:p text:style-name="P42">Nous étions donc sur la bonne voie, nous voulons maintenant afficher la valeur de notre température sur nos afficheurs 7 segments.<text:s/></text:p>
      <text:p text:style-name="P43">Après avoir éssayé une vingtaine de code C réalisant la conversion analogique-numérique, nous n’avions toujours rien. L’affichage bugait completement, on<text:s/>observais un « 1 » de temps en temps mais rien de bon.<text:s/></text:p>
      <text:p text:style-name="P44">On s’est finalement rendu compte que la tension qui arrivait en sortie sur notre patte AN0 était bloqué à 4.33V. Impossible donc d’effectuer une conversion correct si la valeur n’allait pas de 0 à 5V<text:s/>proportionnellement avec la température.</text:p>
      <text:p text:style-name="P45">De nos esprits logiques à tous les trois, il semblait évident que l’erreur vienne du shéma. Nous recablons tous 1 fois, 2 fois ,3 fois, 4 fois … mais rien ne semble changer. Nous changeons notre ampli op par un LM324 mais rien n’y fait. On se rend compte finalement que la source du problème vient de notre fichier.hex chargé dans notre PIC. On créait notre fichier en choissisant PIC wizard et nous rentrons les propriétés conseillées et on travaillait ensuite sur notre<text:s/>code. On n’a pas pu trouvé le source exact du problème mais lorsqu’on crée notre fichier cette fois-ci en faisant ‘’source file’’ et en entrant les meme propriétés dans le code, le voltage fut finalement bon et la conversion marchait.</text:p>
      <text:p text:style-name="P46"/>
      <text:p text:style-name="P47">On a également effectué un test en modifiant la valeur de notre conversion analogique numérique. ( On passe la valeur ADC de 10 à 8) Cela marchait tout aussi bien étant donné qu’a la place d’avoir 10 bits, on en a 8.<text:s/></text:p>
      <text:p text:style-name="P48"/>
      <text:soft-page-break/>
      <text:p text:style-name="P49">On a finalement ajouter quelques lignes de codes pour allumer la LED rouge au-delà de 30° et la LED verte en dessous.<text:s/></text:p>
      <text:p text:style-name="P50"/>
      <text:list text:style-name="LFO1" text:continue-numbering="true">
        <text:list-item>
          <text:list>
            <text:list-item>
              <text:p text:style-name="P51">Conformités par apport au cahier des charges</text:p>
            </text:list-item>
          </text:list>
        </text:list-item>
      </text:list>
      <text:p text:style-name="P52"/>
      <text:p text:style-name="P53">Notre carte fonctionne correctement conformément aux instructions données dans le cachier des charges. Lors de notre simulation logicielle, l’affichage digitale de la température de notre sonde sur les deux afficheurs 7 segments fonctionnent correctement ainsi que l’alerte sur notre LED rouge et verte.</text:p>
      <text:p text:style-name="P54">Tous les composants demandés sont également présents : alimentation 5V, sonde de température, deux<text:s/>afficheurs 7 segments, interface RS232, LED rouge et verte.</text:p>
      <text:p text:style-name="P55">Les composants ajoutés tel que le crystal et le bouton poussoir sont indispensable au bon fonctionnement de celle-ci.<text:s/></text:p>
      <text:p text:style-name="P56"/>
      <text:p text:style-name="P57"/>
      <text:p text:style-name="P58"/>
      <text:p text:style-name="P59"/>
      <text:p text:style-name="P60"/>
      <text:p text:style-name="P61"/>
      <text:p text:style-name="P62"/>
      <text:p text:style-name="P63">Partie 2 : Les éléments projets</text:p>
      <text:p text:style-name="P64"/>
      <text:p text:style-name="P65"/>
      <text:list text:style-name="LFO2" text:continue-numbering="true">
        <text:list-item>
          <text:list>
            <text:list-item>
              <text:p text:style-name="P66">Planning du projet</text:p>
            </text:list-item>
          </text:list>
        </text:list-item>
      </text:list>
      <text:p text:style-name="P67"/>
      <text:soft-page-break/>
      <text:p text:style-name="P68">Les premières semaines fut consacrés à la compréhension des microcontroleur de la famille 18F et ainsi qu’a la réalisation de notre shéma protéus. Nous avons ensuite mis notre temps dans la réalisation de notre fichier eagle et notre board.</text:p>
      <text:p text:style-name="P69">Jusqu’à la remise de notre rapport intermédiaire, nous avons utilisés Trello pour l’organisation au sein du groupe.<text:s/></text:p>
      <text:p text:style-name="P70">Après cela nous avons soudés dés que possible nos composants. Nous aurions pu laisser quelqu’un de notre groupe s’en charger mais nous tenions tous les trois à<text:s/>venir au laboratoire pour souder les composants étant donné que nous n’en avions jamais fait. Sauf pour Robin qui a pu nous montrer l’exemple.</text:p>
      <text:p text:style-name="P71">Une fois que tout était en place sur notre carte nous nous sommes mis à la programmation C et Java.</text:p>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text:style-name="WW_CharLFO1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number text:level="1" style:num-suffix="."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Paquet Robin<text:tab/><text:tab/>Groupe 11</text:p>
        <text:p text:style-name="En-tête">Pestiaux Tristan<text:tab/><text:s text:c="134"/>2018-2019<text:tab/></text:p>
        <text:p text:style-name="En-tête">Van Den Dorpe Ludo<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do Vdd</meta:initial-creator>
    <dc:creator>Ludo Vdd</dc:creator>
    <meta:creation-date>2019-05-19T09:24:00Z</meta:creation-date>
    <dc:date>2019-05-19T12:52:00Z</dc:date>
    <meta:template xlink:href="Normal.dotm" xlink:type="simple"/>
    <meta:editing-cycles>32</meta:editing-cycles>
    <meta:editing-duration>PT11940S</meta:editing-duration>
    <meta:document-statistic meta:page-count="6" meta:paragraph-count="14" meta:word-count="1131" meta:character-count="7341" meta:row-count="51" meta:non-whitespace-character-count="6224"/>
  </office:meta>
</office:document-meta>
</file>